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style:style>
    <style:style style:name="P2" style:family="paragraph" style:parent-style-name="Standard">
      <style:text-properties style:font-name="Georgia" fo:font-weight="bold" style:font-weight-asian="bold" style:font-weight-complex="bold"/>
    </style:style>
    <style:style style:name="P3" style:family="paragraph" style:parent-style-name="Standard">
      <style:paragraph-properties fo:text-align="center" style:justify-single-word="false"/>
      <style:text-properties style:font-name="Georgia" fo:font-weight="bold" style:font-weight-asian="bold" style:font-weight-complex="bold"/>
    </style:style>
    <style:style style:name="P4" style:family="paragraph" style:parent-style-name="Standard">
      <style:text-properties style:font-name="Georgia" fo:font-style="italic" style:font-style-asian="italic" style:font-style-complex="italic"/>
    </style:style>
    <style:style style:name="P5" style:family="paragraph" style:parent-style-name="Standard">
      <style:text-properties style:font-name="Georgia" fo:font-style="italic" fo:font-weight="normal" style:font-style-asian="italic" style:font-weight-asian="normal" style:font-style-complex="italic" style:font-weight-complex="normal"/>
    </style:style>
    <style:style style:name="P6" style:family="paragraph" style:parent-style-name="Standard">
      <style:text-properties style:font-name="Georgia" fo:font-style="italic" fo:font-weight="normal" fo:background-color="#000000" style:font-style-asian="italic" style:font-weight-asian="normal" style:font-style-complex="italic" style:font-weight-complex="normal"/>
    </style:style>
    <style:style style:name="P7" style:family="paragraph" style:parent-style-name="Standard">
      <style:text-properties style:font-name="Georgia" fo:font-style="italic" fo:background-color="#000000" style:font-style-asian="italic" style:font-style-complex="italic"/>
    </style:style>
    <style:style style:name="P8" style:family="paragraph" style:parent-style-name="Standard">
      <style:paragraph-properties fo:text-align="center" style:justify-single-word="false"/>
      <style:text-properties style:font-name="Georgia" fo:font-weight="normal" style:font-weight-asian="normal" style:font-weight-complex="normal"/>
    </style:style>
    <style:style style:name="P9" style:family="paragraph" style:parent-style-name="Standard">
      <style:text-properties style:font-name="Georgia" fo:font-style="normal" fo:font-weight="normal" style:font-style-asian="normal" style:font-weight-asian="normal" style:font-style-complex="normal" style:font-weight-complex="normal"/>
    </style:style>
    <style:style style:name="P10" style:family="paragraph" style:parent-style-name="Standard">
      <style:text-properties style:font-name="Georgia" fo:font-weight="bold" style:font-weight-asian="bold" style:font-weight-complex="bold"/>
    </style:style>
    <style:style style:name="P11" style:family="paragraph" style:parent-style-name="Standard">
      <style:text-properties style:font-name="Georgia"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isoner 84 Psychological Profile &amp; Other Hidden Documents</text:p>
      <text:p text:style-name="P8">(Hidden Documents)</text:p>
      <text:p text:style-name="P1"/>
      <text:p text:style-name="P1"/>
      <text:p text:style-name="P2">HIDDEN DOCUMENT 1 of 5: “SOLITARY TRANSFER”</text:p>
      <text:p text:style-name="P1"/>
      <text:p text:style-name="P7">Page 1</text:p>
      <text:p text:style-name="P1"/>
      <text:p text:style-name="P1">Prisoner 84 continues to show signs of deep spiralling depression, together with paranoid delusions and a general loss of touch with reality. <text:s/>His violence towards other inmates – most notably prisoners 26 (Ramirez) and 36 (Fernandes) <text:s/>– and the guards, is worsening; I can only guess that this is due to his prolonged incarceration at Tryton Prison.</text:p>
      <text:p text:style-name="P1"/>
      <text:p text:style-name="P1">A more recent incident which has been brought to my attention saw prisoner 84 attack prisoner 165 (Ibanez) in the Mess Hall, after a row where 84 was convinced that the Mess Hall was infested with spiders. <text:s/>Another sign of 84's paranoid hallucinations perhaps?</text:p>
      <text:p text:style-name="P1"/>
      <text:p text:style-name="P1">Page 2</text:p>
      <text:p text:style-name="P1"/>
      <text:p text:style-name="P1">My recommendation is that prisoner 84 be put into Solitary Confinement until we can re-establish communication with the mainland in order to get his full medical history. <text:s/>Only then will I be able to ascertain the best course of treatment to, in the very least, curb his violent outbursts.</text:p>
      <text:p text:style-name="P1"/>
      <text:p text:style-name="P5">Dr. N. C. Jimenez, 13/09/2020</text:p>
      <text:p text:style-name="P1"/>
      <text:p text:style-name="P1"/>
      <text:p text:style-name="P1"/>
      <text:p text:style-name="P1"><text:span text:style-name="T3">HIDDEN DOCUMENT 2 of 5: </text:span><text:span text:style-name="T3">“PRISONER TRANSFER”</text:span></text:p>
      <text:p text:style-name="P1"/>
      <text:p text:style-name="P7">Page 1</text:p>
      <text:p text:style-name="P4"/>
      <text:p text:style-name="P1">Prisoner 84 has been moved to Prison Block A due to the damage he caused in his cell in <text:s/>Block B. <text:s/>The prisoner had been cutting himself and leaving bloodied messages all over the walls.</text:p>
      <text:p text:style-name="P1"/>
      <text:p text:style-name="P1">Just recently he lost so much blood that he had to be taken to the Medical Lab for an emergency transfusion. <text:s/>During this time some of my colleagues claimed that he had an episode where he was convinced that all of the doctors treating him were “undead”, and that he could “see them decaying in front of him”.</text:p>
      <text:p text:style-name="P1"/>
      <text:p text:style-name="P7">Page 2</text:p>
      <text:p text:style-name="P4"/>
      <text:p text:style-name="P1">My colleagues weren't sure if this episode was brought on by the blood loss, or whether it was something else entirely. <text:s/>Either way, another incident like this and prisoner 84 will most definitely be transferred to Solitary.</text:p>
      <text:p text:style-name="P1"/>
      <text:p text:style-name="P5">Dr. N. C. Jimenez, 27/03/2020</text:p>
      <text:p text:style-name="P1"/>
      <text:p text:style-name="P2"/>
      <text:p text:style-name="P2"/>
      <text:p text:style-name="P1"><text:span text:style-name="T3">HIDDEN DOCUMENT 3 of 5: </text:span><text:span text:style-name="T3">“A WORRYING DEVELOPMENT”</text:span></text:p>
      <text:p text:style-name="P1"/>
      <text:p text:style-name="P7"><text:soft-page-break/>Page 1</text:p>
      <text:p text:style-name="P4"/>
      <text:p text:style-name="P1">Having tried the usual methods of medication and regular courses of therapy – without <text:s/>any real success – during our most recent session I decided to try hypnosis on prisoner 84 to see if we might shed some light on some his recent behaviour. <text:s/>For the most part he remained unresponsive, but towards the end he began muttering the following to himself over and over again...</text:p>
      <text:p text:style-name="P1"/>
      <text:p text:style-name="P1">“The book of the dead. <text:s/>It has the answers. <text:s/>If you read it in time, before they get to you, there may still be a chance...</text:p>
      <text:p text:style-name="P1"/>
      <text:p text:style-name="P7">Page 2</text:p>
      <text:p text:style-name="P4"/>
      <text:p text:style-name="P1">“...I wish I had realised sooner what was going on. <text:s/>All those years they had me, I should have known something wasn't right.</text:p>
      <text:p text:style-name="P1"/>
      <text:p text:style-name="P1">Try to remember!”</text:p>
      <text:p text:style-name="P1"/>
      <text:p text:style-name="P7">Page 3</text:p>
      <text:p text:style-name="P4"/>
      <text:p text:style-name="P1">It's hard to say if this was genuine or merely an act to undermine my attempts to help him. <text:s/>In any case, I request that the guards keep a close eye on prisoner 84 and to keep me informed of any unusual behaviour. <text:s/>If it was indeed genuine then I would have to say that it is a particularly worrying development.</text:p>
      <text:p text:style-name="P1"/>
      <text:p text:style-name="P5">Dr. N. C. Jimenez, 03/11/2019</text:p>
      <text:p text:style-name="P1"/>
      <text:p text:style-name="P1"/>
      <text:p text:style-name="P1"/>
      <text:p text:style-name="P2">HIDDEN DOCUMENT 4 of 5: “TREATMENT BEGINS”</text:p>
      <text:p text:style-name="P2"/>
      <text:p text:style-name="P6">Page 1</text:p>
      <text:p text:style-name="P5"/>
      <text:p text:style-name="P9">Following our unsuccessful attempts to contact the mainland in order to gain access to his full medical history, today I decided to proceed cautiously with prisoner 84's treatment until communications can be re-established. <text:s/>However, without a proper history I have to say my hands are tied somewhat.</text:p>
      <text:p text:style-name="P9"/>
      <text:p text:style-name="P9">My first impression of 84 is that he appears to be showing early signs of PTSD, but then this is to be expected – and indeed is not uncommon among military veterans.</text:p>
      <text:p text:style-name="P9"/>
      <text:p text:style-name="P6">Page 2</text:p>
      <text:p text:style-name="P2"/>
      <text:p text:style-name="P9">Now the quarantine phase of all new inmates has ended, I see no reason why prisoner 84 can't be introduced into general population along with the others. <text:s/>I see nothing to suggest that he will be a danger to himself, the guards or any of the other inmates, providing he is placed on our usual course of medication for PTSD.</text:p>
      <text:p text:style-name="P9"/>
      <text:p text:style-name="P5">Dr. N. C. Jimenez, 18/10/2019</text:p>
      <text:p text:style-name="P2"/>
      <text:p text:style-name="P2"/>
      <text:p text:style-name="P2"/>
      <text:p text:style-name="P2">HIDDEN DOCUMENT 5 of 5: “MEDICAL HISTORY”</text:p>
      <text:p text:style-name="P1"><text:soft-page-break/></text:p>
      <text:p text:style-name="P7">Page 1</text:p>
      <text:p text:style-name="P4"/>
      <text:p text:style-name="P1">It has come my attention that prisoner 84's records are either incomplete or missing. <text:s/>So far all we know is that he was a highly decorated solider during the war, and that he was part of a highly classified military project known only as “Project 7”.</text:p>
      <text:p text:style-name="P1"/>
      <text:p text:style-name="P1">Considering that his incarceration was at the request of the military, I was wondering if it would be beneficial for us to contact whoever it was who sent 84 here in order to request that his full medical history be sent to us as soon as possible?</text:p>
      <text:p text:style-name="P1"/>
      <text:p text:style-name="P7">Page 2</text:p>
      <text:p text:style-name="P7"/>
      <text:p text:style-name="P1">I just thought I'd let you know, as you can imagine I am hesitant to commence treatment without a thorough history.</text:p>
      <text:p text:style-name="P4"/>
      <text:p text:style-name="P4">Dr. N. C. Jimenez, 22/09/2019</text:p>
      <text:p text:style-name="P1"/>
      <text:p text:style-name="P1"/>
      <text:p text:style-name="P1"/>
      <text:p text:style-name="P2">Ending Text</text:p>
      <text:p text:style-name="P5">Note: appears as white text on blank screen after game end <text:span text:style-name="T2">ONLY</text:span> if player has found all 5 hidden documents.</text:p>
      <text:p text:style-name="P1"/>
      <text:p text:style-name="P7">Page 1</text:p>
      <text:p text:style-name="P4"/>
      <text:p text:style-name="P1">A soldier does not fear death. <text:s/>On the battlefield a soldier is surrounded by death, it's simply a part of what they do – an occupational hazard.</text:p>
      <text:p text:style-name="P1"/>
      <text:p text:style-name="P1">There are early indications in some of our test subjects that if you can get a soldier to truly fear death, this altered mental state can be manipulated to create the perfect killing machine. <text:s/>So the question is: <text:s/>how do you make a soldier truly fear death?</text:p>
      <text:p text:style-name="P1"/>
      <text:p text:style-name="P7">Page 2</text:p>
      <text:p text:style-name="P4"/>
      <text:p text:style-name="P1">The answer lies in our creation of the “undead”. <text:s/>If you can make a soldier believe that the enemy they are fighting is “undead” then they leave reality and react with their primal instincts.</text:p>
      <text:p text:style-name="P1"/>
      <text:p text:style-name="P7">Page 3</text:p>
      <text:p text:style-name="P1"/>
      <text:p text:style-name="P1">To test this theory funding for “Project 7” has been given the go ahead. <text:s/>However, we still need an adequate environment to realistically test this theory without risking the safety of the public.</text:p>
      <text:p text:style-name="P1"/>
      <text:p text:style-name="P7">Page 4</text:p>
      <text:p text:style-name="P7"/>
      <text:p text:style-name="P1">It is with this in mind that I will recommend to our advisers that subject 84 be handed over into the care of Dr. <text:span text:style-name="T1">Jimenez</text:span> at Tryton Prison – but <text:s/>under no circumstances is the doctor, or indeed his staff, to be informed of our little experiment.</text:p>
      <text:p text:style-name="P1"/>
      <text:p text:style-name="P4">Colonel Lar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03T12:05:38.04</meta:creation-date>
    <dc:date>2010-06-10T18:05:32.93</dc:date>
    <meta:editing-duration>PT05H15M06S</meta:editing-duration>
    <meta:editing-cycles>76</meta:editing-cycles>
    <meta:generator>OpenOffice.org/3.2$Win32 OpenOffice.org_project/320m12$Build-9483</meta:generator>
    <dc:creator>Gareth West</dc:creator>
    <meta:document-statistic meta:table-count="0" meta:image-count="0" meta:object-count="0" meta:page-count="3" meta:paragraph-count="52" meta:word-count="1038" meta:character-count="5664"/>
  </office:meta>
</office:document-meta>
</file>